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AC7508DDAEED8F7A.jpg" manifest:media-type="image/jpeg"/>
  <manifest:file-entry manifest:full-path="Pictures/1000000000000600000003606B332E6CEF1541E5.bmp" manifest:media-type="image/bmp"/>
  <manifest:file-entry manifest:full-path="Pictures/100000000000042200000253DA081E1E7228BA5A.jpg" manifest:media-type="image/jpeg"/>
  <manifest:file-entry manifest:full-path="Pictures/10000000000004EC0000031A8E28C7835182087C.jpg" manifest:media-type="image/jpeg"/>
  <manifest:file-entry manifest:full-path="Pictures/10000000000004220000025371B3029B11F78C43.jpg" manifest:media-type="image/jpeg"/>
  <manifest:file-entry manifest:full-path="Pictures/100000000000042200000253806F995E7C2EB1DF.jpg" manifest:media-type="image/jpeg"/>
  <manifest:file-entry manifest:full-path="Pictures/100000000000042200000253AE8A2B22828027EE.jpg" manifest:media-type="image/jpeg"/>
  <manifest:file-entry manifest:full-path="Pictures/100000000000042200000253D11746E86D80F448.jpg" manifest:media-type="image/jpeg"/>
  <manifest:file-entry manifest:full-path="Pictures/1000000000000422000002539BBD8FB696C80A2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27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4.482cm" fo:min-width="2.5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984cm" fo:min-width="23.832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0.258cm" fo:min-width="27.5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127622" draw:textarea-horizontal-align="justify" draw:textarea-vertical-align="middle" draw:auto-grow-height="false" fo:min-height="0.258cm" fo:min-width="27.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6b5e9b" draw:textarea-horizontal-align="justify" draw:textarea-vertical-align="middle" draw:auto-grow-height="false" fo:min-height="0.258cm" fo:min-width="27.5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6b5e9b" draw:textarea-horizontal-align="justify" draw:textarea-vertical-align="middle" draw:auto-grow-height="false" fo:min-height="0.224cm" fo:min-width="27.46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10d0c" draw:textarea-horizontal-align="justify" draw:textarea-vertical-align="middle" draw:auto-grow-height="false" fo:min-height="0.224cm" fo:min-width="27.4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.224cm" fo:min-width="27.466cm" fo:padding-top="0.142cm" fo:padding-bottom="0.142cm" fo:padding-left="0.267cm" fo:padding-right="0.267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5983b0"/>
      <style:paragraph-properties fo:text-align="center"/>
    </style:style>
    <style:style style:name="P6" style:family="paragraph">
      <loext:graphic-properties draw:fill-color="#127622"/>
      <style:paragraph-properties fo:text-align="center"/>
    </style:style>
    <style:style style:name="P7" style:family="paragraph">
      <loext:graphic-properties draw:fill-color="#6b5e9b"/>
      <style:paragraph-properties fo:text-align="center"/>
    </style:style>
    <style:style style:name="P8" style:family="paragraph">
      <loext:graphic-properties draw:fill-color="#f10d0c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Arial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508cm" svg:x="0cm" svg:y="15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14.732cm" svg:x="0cm" svg:y="0.508cm">
          <text:p text:style-name="P2"><text:span text:style-name="T1">B</text:span></text:p>
          <text:p text:style-name="P2"><text:span text:style-name="T1">I</text:span></text:p>
          <text:p text:style-name="P2"><text:span text:style-name="T1">B</text:span></text:p>
          <text:p text:style-name="P2"><text:span text:style-name="T1">L</text:span></text:p>
          <text:p text:style-name="P2"><text:span text:style-name="T1">E</text:span></text:p>
          <text:p text:style-name="P2"><text:span text:style-name="T1"/></text:p>
          <text:p text:style-name="P2"><text:span text:style-name="T1">S</text:span></text:p>
          <text:p text:style-name="P2"><text:span text:style-name="T1">T</text:span></text:p>
          <text:p text:style-name="P2"><text:span text:style-name="T1">U</text:span></text:p>
          <text:p text:style-name="P2"><text:span text:style-name="T1">D</text:span></text:p>
          <text:p text:style-name="P2"><text:span text:style-name="T1">Y</text:span>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4.384cm" svg:height="2.286cm" svg:x="3.30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508cm" svg:x="0cm" svg:y="15.24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5" draw:text-style-name="P5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0.508cm" svg:x="0cm" svg:y="15.2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6" draw:text-style-name="P6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0.508cm" svg:x="0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7" draw:text-style-name="P7" draw:layer="layout" svg:width="28cm" svg:height="0.508cm" svg:x="0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508cm" svg:x="0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1" xml:id="id1" draw:id="id1">
        <office:forms form:automatic-focus="false" form:apply-design-mode="false"/>
        <draw:custom-shape draw:style-name="gr9" draw:text-style-name="P8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8cm" svg:height="0.508cm" svg:x="0cm" svg:y="15.2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0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8cm" svg:height="0.508cm" svg:x="0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1" draw:text-style-name="P11" draw:layer="layout" svg:width="27.999cm" svg:height="15.745cm" svg:x="0cm" svg:y="0.005cm">
          <draw:image xlink:href="Pictures/100000000000042200000253AC7508DDAEED8F7A.jpg" xlink:type="simple" xlink:show="embed" xlink:actuate="onLoad" loext:mime-type="image/jpeg">
            <text:p text:style-name="P2"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2" draw:text-style-name="P11" draw:layer="layout" svg:width="28.052cm" svg:height="15.531cm" svg:x="0.021cm" svg:y="-0.037cm">
          <draw:image xlink:href="Pictures/10000000000004220000025371B3029B11F78C43.jpg" xlink:type="simple" xlink:show="embed" xlink:actuate="onLoad" loext:mime-type="image/jpeg">
            <text:p/>
          </draw:image>
        </draw:frame>
        <draw:custom-shape draw:style-name="gr1" draw:text-style-name="P1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508cm" svg:x="0cm" svg:y="15.24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2" draw:text-style-name="P11" draw:layer="layout" svg:width="27.999cm" svg:height="15.81cm" svg:x="0.066cm" svg:y="0cm">
          <draw:image xlink:href="Pictures/100000000000042200000253806F995E7C2EB1DF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2" draw:text-style-name="P11" draw:layer="layout" svg:width="28.319cm" svg:height="15.745cm" svg:x="-0.254cm" svg:y="0.065cm">
          <draw:image xlink:href="Pictures/100000000000042200000253D11746E86D80F448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2" draw:text-style-name="P11" draw:layer="layout" svg:width="27.999cm" svg:height="15.745cm" svg:x="0.001cm" svg:y="0.065cm">
          <draw:image xlink:href="Pictures/1000000000000422000002539BBD8FB696C80A28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2" draw:text-style-name="P11" draw:layer="layout" svg:width="27.999cm" svg:height="15.494cm" svg:x="0.053cm" svg:y="0cm">
          <draw:image xlink:href="Pictures/100000000000042200000253DA081E1E7228BA5A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2" draw:text-style-name="P11" draw:layer="layout" svg:width="28cm" svg:height="15.745cm" svg:x="0cm" svg:y="0.022cm">
          <draw:image xlink:href="Pictures/100000000000042200000253AE8A2B22828027EE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-dash="Dashed_20__28_var_29__20_1" svg:stroke-color="#ffffff" draw:fill="solid" draw:fill-color="#000000" draw:textarea-horizontal-align="justify" draw:auto-grow-height="false" fo:padding-top="0.125cm" fo:padding-bottom="0.125cm" fo:padding-left="0.25cm" fo:padding-right="0.25cm" draw:shadow="hidden" draw:shadow-offset-x="0.102cm" draw:shadow-offset-y="0.102cm" draw:shadow-color="#00000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399cm" svg:y="0.626cm" presentation:class="title" presentation:placeholder="true">
        <draw:text-box/>
      </draw:frame>
      <draw:frame presentation:style-name="Default1-outline1" draw:layer="backgroundobjects" svg:width="25.199cm" svg:height="9.134cm" svg:x="1.399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20:31:57.537000000</meta:creation-date>
    <dc:title>Christ_Easter</dc:title>
    <meta:editing-duration>PT33M9S</meta:editing-duration>
    <meta:editing-cycles>10</meta:editing-cycles>
    <meta:generator>LibreOffice/6.1.4.2$Windows_x86 LibreOffice_project/9d0f32d1f0b509096fd65e0d4bec26ddd1938fd3</meta:generator>
    <dc:date>2019-03-04T21:45:53.992000000</dc:date>
    <meta:document-statistic meta:object-count="94"/>
  </office:meta>
</office:document-meta>
</file>